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319000051FF000035CFF0DECAF8.svm" manifest:media-type=""/>
  <manifest:file-entry manifest:full-path="Pictures/200002FE0000428200002ECE61777501.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08e7c" officeooo:paragraph-rsid="00108e7c"/>
    </style:style>
    <style:style style:name="P2" style:family="paragraph" style:parent-style-name="Standard">
      <style:paragraph-properties fo:text-align="start" style:justify-single-word="false"/>
      <style:text-properties style:text-underline-style="none" officeooo:rsid="00108e7c" officeooo:paragraph-rsid="00108e7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laron Binding Energies</text:p>
      <text:p text:style-name="P1">4/4/14</text:p>
      <text:p text:style-name="P1"/>
      <text:p text:style-name="P2">Size 0 refers to single unit cell</text:p>
      <text:p text:style-name="P2"/>
      <text:p text:style-name="P2">Size 1,2,3,4,... refer to cubes with max TVs 1,2,3,4 from central molecule in each direction</text:p>
      <text:p text:style-name="P2"/>
      <text:p text:style-name="P2">Size 0.5,1.5,2.5,3.5,4.5, refer to “diamonds” with max TOTAL TVs from centre molecule of 1,2,3,4...</text:p>
      <text:p text:style-name="P2"/>
      <text:p text:style-name="P2">Values are reasonably consistent with size(+/- ~0.15eV), and some resonance with cube/diamond in some cases. Cation bindings seem to be slightly stronger and take longer to converge... Not sure why, distribution of charge is different from anion though. Perhaps more charge density close to extremities of moluecule, giving more polar response?</text:p>
      <text:p text:style-name="P1"/>
      <text:p text:style-name="Standard"><draw:frame draw:style-name="fr1" draw:name="Image1" text:anchor-type="paragraph" svg:width="17cm" svg:height="11.963cm" draw:z-index="0"><draw:image xlink:href="Pictures/200002FE0000428200002ECE61777501.svm" xlink:type="simple" xlink:show="embed" xlink:actuate="onLoad"/></draw:frame></text:p>
      <text:p text:style-name="Standard"><draw:frame draw:style-name="fr2" draw:name="Image2" text:anchor-type="paragraph" svg:x="-0.231cm" svg:y="1.459cm" svg:width="17cm" svg:height="11.155cm" draw:z-index="1"><draw:image xlink:href="Pictures/20000319000051FF000035CFF0DECAF8.svm"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4T18:47:05.766692783</meta:creation-date>
    <dc:date>2014-04-04T18:54:18.944093191</dc:date>
    <meta:editing-duration>P0D</meta:editing-duration>
    <meta:editing-cycles>1</meta:editing-cycles>
    <meta:document-statistic meta:table-count="0" meta:image-count="2" meta:object-count="0" meta:page-count="2" meta:paragraph-count="6" meta:word-count="91" meta:character-count="598" meta:non-whitespace-character-count="513"/>
    <meta:generator>LibreOffice/4.2.2.1$Linux_X86_64 LibreOffice_project/420m0$Build-1</meta:generator>
  </office:meta>
</office:document-meta>
</file>